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bOS</text:p>
      <text:p text:style-name="Standard"/>
      <text:p text:style-name="Standard">Programmers guide</text:p>
      <text:p text:style-name="Standard"/>
      <text:h text:style-name="Heading_20_1" text:outline-level="1"/>
      <text:h text:style-name="P1" text:outline-level="1">API reference</text:h>
      <text:p text:style-name="Standard"/>
      <text:h text:style-name="Heading_20_2" text:outline-level="2">Defines in FabOS.h</text:h>
      <text:p text:style-name="Standard">#define NUMMBOX 5 </text:p>
      <text:p text:style-name="Standard">sets the number of mailboxes</text:p>
      <text:p text:style-name="Standard">never &gt;8</text:p>
      <text:p text:style-name="Standard"/>
      <text:p text:style-name="Standard">#define NUMTASKS 3 </text:p>
      <text:p text:style-name="Standard">Sets the numer of <text:s/>tasks excluding the idle task. (number of CreateTask - calls) </text:p>
      <text:p text:style-name="Standard">never &gt;8</text:p>
      <text:p text:style-name="Standard"/>
      <text:p text:style-name="Standard">#define UNUSEDMASK 0xee</text:p>
      <text:p text:style-name="Standard">Sets the value to be written into unsed memory. </text:p>
      <text:p text:style-name="Standard">Used by "OS_get_unused_Stack()"</text:p>
      <text:p text:style-name="Standard"/>
      <text:p text:style-name="Standard">#define OS_ScheduleISR TIMER1_COMPA_vect </text:p>
      <text:p text:style-name="Standard">Sets the interrupt vector used for scheduling.</text:p>
      <text:p text:style-name="Standard">The user has to set up the cyclic timer interrupt.</text:p>
      <text:p text:style-name="Standard">If any additional code has to be executed in this interrupt, the Function "OS_CustomISRCode() " has to be filled with this code.</text:p>
      <text:p text:style-name="Standard"/>
      <text:h text:style-name="Heading_20_2" text:outline-level="2">void OS_TaskCreate( uint8_t taskNum, void (*t)(), uint8_t *stack)</text:h>
      <text:p text:style-name="Text_20_body">Creates a task. This function is realized as a macro to simplify the API;</text:p>
      <text:p text:style-name="Text_20_body">First Parameter is the task number, where also the number defines priority. Task 0 has the highest priority. Task 7 is the lowest priority.</text:p>
      <text:p text:style-name="Text_20_body">Second parameter is a pointer to a void function, which implements the task. Inside this function all OS – API calls can be used.</text:p>
      <text:p text:style-name="Text_20_body">Third parameter is a pointer to the stack array of this task. Each task needs its own stack space. The correct size can be checked by the OS_get_unused_stack() function.</text:p>
      <text:h text:style-name="Heading_20_2" text:outline-level="2">void OS_TaskDestroy( int8_t taskNum ); // destroy task</text:h>
      <text:p text:style-name="Text_20_body">Destroys a task, but does not free any memory.</text:p>
      <text:h text:style-name="Heading_20_2" text:outline-level="2"/>
      <text:h text:style-name="Heading_20_2" text:outline-level="2">int8_t OS_GetNextTaskNumber()</text:h>
      <text:p text:style-name="Text_20_body">internal: get the next task to be run</text:p>
      <text:h text:style-name="Heading_20_2" text:outline-level="2">void OS_StartExecution() </text:h>
      <text:p text:style-name="Text_20_body">__attribute__ ((naked)) ; // Start the OS</text:p>
      <text:h text:style-name="Heading_20_2" text:outline-level="2"><text:soft-page-break/>void OS_mBoxPost(int8_t,int16_t)</text:h>
      <text:p text:style-name="Text_20_body"/>
      <text:h text:style-name="Heading_20_2" text:outline-level="2">int16_t OS_mBoxPend(int8_t) ;</text:h>
      <text:p text:style-name="Text_20_body"/>
      <text:h text:style-name="Heading_20_2" text:outline-level="2">void OS_mutexTake(int8_t mutexNum)</text:h>
      <text:p text:style-name="Text_20_body">number of mutexes limited to 8 !!!</text:p>
      <text:h text:style-name="Heading_20_2" text:outline-level="2">void OS_mutexRelease(int8_t mutexNum);</text:h>
      <text:p text:style-name="Text_20_body">ddd</text:p>
      <text:h text:style-name="Heading_20_2" text:outline-level="2">void OS_Wait( uint16_t ) ; </text:h>
      <text:p text:style-name="Text_20_body">OS API: Wait for a certain number of OS ticks</text:p>
      <text:h text:style-name="Heading_20_2" text:outline-level="2">void OS_SetAlarm(uint8_t TaskID, uint16_t numTicks ); </text:h>
      <text:p text:style-name="Text_20_body">set Alarm and continue</text:p>
      <text:h text:style-name="Heading_20_2" text:outline-level="2">void OS_WaitAlarm(void); </text:h>
      <text:p text:style-name="Text_20_body">set Alarm and continue</text:p>
      <text:h text:style-name="Heading_20_2" text:outline-level="2">void OS_CustomISRCode() ;</text:h>
      <text:p text:style-name="Text_20_body"/>
      <text:h text:style-name="Heading_20_2" text:outline-level="2">uint16_t OS_get_unused_Stack (uint8_t*)</text:h>
      <text:p text:style-name="Text_20_body"/>
      <text:h text:style-name="Heading_20_2" text:outline-level="2">ISR <text:s/>(OS_ScheduleISR)__attribute__ ((naked,signal)); </text:h>
      <text:p text:style-name="Text_20_body">Internal, not to be called <text:s/>byt the application;</text:p>
      <text:p text:style-name="Text_20_body">OS tick interrupt function (vector defined above)</text:p>
      <text:h text:style-name="Heading_20_2" text:outline-level="2">void OS_TaskCreateInt( uint8_t taskNum, void (*t)(), uint8_t *stack, uint8_t stackSize ) </text:h>
      <text:p text:style-name="Text_20_body">Internal, not to be called by the application;</text:p>
      <text:p text:style-name="Text_20_body">Create the task internal</text:p>
      <text:h text:style-name="Heading_20_2" text:outline-level="2">void OS_Reschedule(void)__attribute__ ((naked))</text:h>
      <text:p text:style-name="Text_20_body">internal: Trigger re-scheduling</text:p>
      <text:p text:style-name="Heading"><text:soft-page-break/>OS buffers</text:p>
      <text:p text:style-name="Standard"/>
      <text:p text:style-name="Standard">#define BUFFER_SIZE 64 // must be 2^n (8, 16, 32, 64 ...)</text:p>
      <text:p text:style-name="Standard">#define BUFFER_MASK (BUFFER_SIZE-1) // don't forget the braces</text:p>
      <text:p text:style-name="Standard"><text:s/></text:p>
      <text:p text:style-name="Standard">struct Buffer </text:p>
      <text:p text:style-name="Standard"/>
      <text:p text:style-name="Standard"><text:s/></text:p>
      <text:p text:style-name="Standard">uint8_t BufferIn(uint8_t byte)</text:p>
      <text:p text:style-name="Standard"/>
      <text:p text:style-name="Standard"><text:s/></text:p>
      <text:p text:style-name="Standard">uint8_t BufferOut(uint8_t *pBy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7M19S</meta:editing-duration>
    <meta:editing-cycles>4</meta:editing-cycles>
    <meta:generator>OpenOffice.org/3.1$Win32 OpenOffice.org_project/310m11$Build-9399</meta:generator>
    <dc:date>2009-06-25T21:55:55.70</dc:date>
    <dc:creator>Fabian Huslik</dc:creator>
    <meta:document-statistic meta:table-count="0" meta:image-count="0" meta:object-count="0" meta:page-count="4" meta:paragraph-count="59" meta:word-count="362" meta:character-count="2414"/>
    <meta:user-defined meta:name="Info 1"/>
    <meta:user-defined meta:name="Info 2"/>
    <meta:user-defined meta:name="Info 3"/>
    <meta:user-defined meta:name="Info 4"/>
  </office:meta>
</office:document-meta>
</file>